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aphicsData.Graphics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raphicsData.newSeg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raphicsData.addSegment( GraphicsChainedSegment seg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aphicsData.createSegmen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aphicsData.getData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Data.writeTo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raphicsData.removeCurrentSe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aphicsData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Data.addObject( StructuredData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